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decorative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fo:color="#000000" fo:font-size="11pt" style:font-size-asian="11pt" style:font-name-complex="Calibri" style:font-size-complex="11pt"/>
    </style:style>
    <style:style style:name="P3" style:family="paragraph" style:parent-style-name="No_20_Spacing">
      <style:paragraph-properties fo:text-align="start" style:justify-single-word="false"/>
      <style:text-properties fo:color="#2f5496" fo:font-size="11pt" fo:font-weight="bold" style:font-size-asian="11pt" style:font-weight-asian="bold" style:font-name-complex="Calibri" style:font-size-complex="11pt"/>
    </style:style>
    <style:style style:name="P4" style:family="paragraph" style:parent-style-name="No_20_Spacing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5" style:family="paragraph" style:parent-style-name="No_20_Spacing">
      <style:paragraph-properties fo:text-align="start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6" style:family="paragraph" style:parent-style-name="No_20_Spacing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7" style:family="paragraph" style:parent-style-name="No_20_Spacing">
      <style:text-properties style:font-name-complex="Calibri"/>
    </style:style>
    <style:style style:name="P8" style:family="paragraph" style:parent-style-name="No_20_Spacing">
      <style:paragraph-properties fo:text-align="start" style:justify-single-word="false"/>
      <style:text-properties style:font-name-complex="Calibri"/>
    </style:style>
    <style:style style:name="P9" style:family="paragraph" style:parent-style-name="No_20_Spacing">
      <style:text-properties fo:font-weight="bold" style:font-weight-asian="bold" style:font-name-complex="Calibri"/>
    </style:style>
    <style:style style:name="P10" style:family="paragraph" style:parent-style-name="No_20_Spacing">
      <style:text-properties fo:font-weight="bold" style:font-weight-asian="bold" style:font-name-complex="Calibri" style:font-weight-complex="bold"/>
    </style:style>
    <style:style style:name="P11" style:family="paragraph" style:parent-style-name="No_20_Spacing">
      <style:paragraph-properties fo:text-align="start" style:justify-single-word="false"/>
      <style:text-properties fo:font-weight="bold" style:font-weight-asian="bold" style:font-name-complex="Calibri" style:font-weight-complex="bold"/>
    </style:style>
    <style:style style:name="P12" style:family="paragraph" style:parent-style-name="No_20_Spacing">
      <style:paragraph-properties fo:text-align="start" style:justify-single-word="false"/>
    </style:style>
    <style:style style:name="P13" style:family="paragraph" style:parent-style-name="No_20_Spacing">
      <style:paragraph-properties fo:text-align="start" style:justify-single-word="false"/>
      <style:text-properties style:font-name-asian="Times New Roman" style:font-name-complex="Calibri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5" style:family="paragraph" style:parent-style-name="No_20_Spacing" style:master-page-name="MP0">
      <style:paragraph-properties fo:text-align="center" style:justify-single-word="false" style:page-number="auto" fo:break-before="page"/>
      <style:text-properties fo:color="#000000" fo:font-size="12pt" fo:font-weight="bold" style:font-size-asian="12pt" style:font-weight-asian="bold" style:font-name-complex="Calibri" style:font-size-complex="12pt"/>
    </style:style>
    <style:style style:name="P16" style:family="paragraph" style:parent-style-name="No_20_Spacing" style:list-style-name="WWNum3">
      <style:paragraph-properties fo:text-align="start" style:justify-single-word="false"/>
      <style:text-properties fo:font-weight="bold" style:font-weight-asian="bold" style:font-name-complex="Calibri" style:font-weight-complex="bold"/>
    </style:style>
    <style:style style:name="P17" style:family="paragraph" style:parent-style-name="No_20_Spacing" style:list-style-name="WWNum3">
      <style:paragraph-properties fo:text-align="start" style:justify-single-word="false"/>
      <style:text-properties style:font-name-complex="Calibri"/>
    </style:style>
    <style:style style:name="P18" style:family="paragraph" style:parent-style-name="No_20_Spacing" style:list-style-name="WWNum1">
      <style:text-properties style:font-name-complex="Calibri"/>
    </style:style>
    <style:style style:name="P19" style:family="paragraph" style:parent-style-name="No_20_Spacing" style:list-style-name="WWNum1">
      <style:text-properties style:font-name-complex="Calibri" style:font-weight-complex="bold"/>
    </style:style>
    <style:style style:name="P20" style:family="paragraph" style:parent-style-name="No_20_Spacing" style:list-style-name="WWNum4">
      <style:paragraph-properties fo:text-align="start" style:justify-single-word="false"/>
    </style:style>
    <style:style style:name="P21" style:family="paragraph" style:parent-style-name="No_20_Spacing" style:list-style-name="WWNum4">
      <style:paragraph-properties fo:text-align="start" style:justify-single-word="false"/>
      <style:text-properties style:font-name-asian="Times New Roman" style:font-name-complex="Calibri"/>
    </style:style>
    <style:style style:name="P22" style:family="paragraph" style:parent-style-name="No_20_Spacing" style:list-style-name="WWNum1"/>
    <style:style style:name="T1" style:family="text">
      <style:text-properties fo:color="#000000" fo:font-size="11pt" style:font-size-asian="11pt" style:font-name-complex="Calibri" style:font-size-complex="11pt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T3" style:family="text">
      <style:text-properties fo:font-weight="bold" style:font-weight-asian="bold" style:font-name-complex="Calibri"/>
    </style:style>
    <style:style style:name="T4" style:family="text">
      <style:text-properties fo:font-weight="bold" style:font-weight-asian="bold" style:font-name-complex="Calibri" style:font-weight-complex="bold"/>
    </style:style>
    <style:style style:name="T5" style:family="text">
      <style:text-properties fo:font-weight="bold" style:font-name-asian="Times New Roman" style:font-weight-asian="bold" style:font-name-complex="Calibri" style:font-weight-complex="bold"/>
    </style:style>
    <style:style style:name="T6" style:family="text">
      <style:text-properties style:font-name-complex="Calibri"/>
    </style:style>
    <style:style style:name="T7" style:family="text">
      <style:text-properties fo:font-weight="normal" style:font-weight-asian="normal" style:font-name-complex="Calibri" style:font-weight-complex="normal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ric Bella</text:p>
      <text:p text:style-name="P1"><text:a xlink:type="simple" xlink:href="mailto:ericlbella@gmail.com" office:target-frame-name="_top" xlink:show="replace" text:style-name="Internet_20_link" text:visited-style-name="Visited_20_Internet_20_Link"><text:span text:style-name="Default_20_Paragraph_20_Font"><text:span text:style-name="T1">ericlbella@gmail.com</text:span></text:span></text:a></text:p>
      <text:p text:style-name="P2">463-224-2415</text:p>
      <text:p text:style-name="P2">Indianapolis, IN</text:p>
      <text:p text:style-name="P2">https://github.com/ericlbella</text:p>
      <text:p text:style-name="P2">https://www.linkedin.com/in/ericlbella/</text:p>
      <text:p text:style-name="P3"/>
      <text:p text:style-name="P5">Objective:</text:p>
      <text:p text:style-name="P8">Looking for a software development position in which I may apply the technical and communication skills I have to help a growing organization or business.</text:p>
      <text:section text:style-name="Sect1" text:name="Sect1">
        <text:p text:style-name="P11"/>
        <text:p text:style-name="P12"><text:span text:style-name="Default_20_Paragraph_20_Font"><text:span text:style-name="T2">Education</text:span></text:span><text:span text:style-name="Default_20_Paragraph_20_Font"><text:span text:style-name="T4">:</text:span></text:span></text:p>
        <text:list xml:id="list3422089550822864798" text:style-name="WWNum3">
          <text:list-item>
            <text:p text:style-name="P16">Eleven Fifty Academy, Software Development Immersive Learning Program, Indianapolis, IN, October 2020</text:p>
            <text:list>
              <text:list-item>
                <text:p text:style-name="P17">6 month immersive learning program for Software Development taught with industry-guided curriculum, real-world project-based learning</text:p>
              </text:list-item>
            </text:list>
          </text:list-item>
          <text:list-item>
            <text:p text:style-name="P16">Purdue University, Bachelor of Science in Computer Information Systems, West Lafayette, Indiana, May 2001</text:p>
          </text:list-item>
        </text:list>
        <text:p text:style-name="P8"/>
      </text:section>
      <text:section text:style-name="Sect1" text:name="Sect2">
        <text:p text:style-name="P5">Competencies &amp; Functional Skills:</text:p>
        <text:p text:style-name="P13">Problem solving, troubleshooting, creativity, visual communication, customer service, critical observation and thinking, organization, Agile methodology, portfolio development, addressing and resolving business challenges</text:p>
        <text:p text:style-name="P7"/>
        <text:p text:style-name="P4">Technical Skills:</text:p>
        <text:p text:style-name="No_20_Spacing"><text:span text:style-name="Default_20_Paragraph_20_Font"><text:span text:style-name="T4">Languages:</text:span></text:span><text:span text:style-name="Default_20_Paragraph_20_Font"><text:span text:style-name="T6"> <text:s text:c="14"/>C#, ASP.NET, API development, HTTP methods, MVC, pair programming, VB6, SQL</text:span></text:span></text:p>
        <text:p text:style-name="No_20_Spacing"><text:span text:style-name="Default_20_Paragraph_20_Font"><text:span text:style-name="T4">CI/CD:</text:span></text:span><text:span text:style-name="Default_20_Paragraph_20_Font"><text:span text:style-name="T6"> <text:s text:c="23"/>Agile, Scrum, Git</text:span></text:span></text:p>
        <text:p text:style-name="No_20_Spacing"><text:span text:style-name="Default_20_Paragraph_20_Font"><text:span text:style-name="T4">Databases:</text:span></text:span><text:span text:style-name="Default_20_Paragraph_20_Font"><text:span text:style-name="T6"> <text:s text:c="15"/>SQL Server, Microsoft Access <text:s/></text:span></text:span></text:p>
        <text:p text:style-name="No_20_Spacing"><text:span text:style-name="Default_20_Paragraph_20_Font"><text:span text:style-name="T4">Web Technologies:</text:span></text:span><text:span text:style-name="Default_20_Paragraph_20_Font"><text:span text:style-name="T6"> <text:s/>HTML, CSS, APIs, stateless comp</text:span></text:span><text:span text:style-name="Default_20_Paragraph_20_Font"><text:span text:style-name="T6">onents, session validation, responsive web design</text:span></text:span></text:p>
        <text:p text:style-name="P7"/>
        <text:p text:style-name="P6">Technical Projects:</text:p>
        <text:list xml:id="list379819458255426429" text:style-name="WWNum4">
          <text:list-item>
            <text:p text:style-name="P20"><text:span text:style-name="Default_20_Paragraph_20_Font"><text:span text:style-name="T5">Wrestling R' Us website </text:span></text:span><text:a xlink:type="simple" xlink:href="http://www.klmvisuals.com/" office:target-frame-name="_top" xlink:show="replace" text:style-name="Internet_20_link" text:visited-style-name="Visited_20_Internet_20_Link"><text:span text:style-name="Default_20_Paragraph_20_Font"><text:span text:style-name="T5">https://github.com/ericlbella/Static-Store-Frontw.klmvisuals.com</text:span></text:span></text:a><text:span text:style-name="Default_20_Paragraph_20_Font"><text:span text:style-name="T5"> <text:s/></text:span></text:span></text:p>
            <text:list>
              <text:list-item>
                <text:p text:style-name="P21">Utilized HTML 5 &amp; CSS 3 to design &amp; build Wrestling R' Us website</text:p>
              </text:list-item>
            </text:list>
          </text:list-item>
          <text:list-item>
            <text:p text:style-name="P20"><text:span text:style-name="Default_20_Paragraph_20_Font"><text:span text:style-name="T5">BlueBadgeCasino </text:span></text:span><text:a xlink:type="simple" xlink:href="https://github.com/JoshuaCHartman/BlueBadgeCasino/tree/eric" office:target-frame-name="_top" xlink:show="replace" text:style-name="Internet_20_link" text:visited-style-name="Visited_20_Internet_20_Link"><text:span text:style-name="Default_20_Paragraph_20_Font"><text:span text:style-name="T5">https://github.com/JoshuaCHartman/BlueBadgeCasino/tree/eric</text:span></text:span></text:a></text:p>
            <text:list>
              <text:list-item>
                <text:p text:style-name="P21">Worked within team utilizing C# and APIs to build an online casino model</text:p>
              </text:list-item>
            </text:list>
          </text:list-item>
          <text:list-item>
            <text:p text:style-name="P20"><text:span text:style-name="Default_20_Paragraph_20_Font"><text:span text:style-name="T5">Ministry Planner App </text:span></text:span><text:a xlink:type="simple" xlink:href="https://klm-pokemon-search-api.firebaseapp.com/" office:target-frame-name="_top" xlink:show="replace" text:style-name="Internet_20_link" text:visited-style-name="Visited_20_Internet_20_Link"><text:span text:style-name="Default_20_Paragraph_20_Font"><text:span text:style-name="T5">https://github.com/ericlbella/MinistryPlanner</text:span></text:span></text:a><text:span text:style-name="Default_20_Paragraph_20_Font"><text:span text:style-name="T5"> <text:s text:c="89"/></text:span></text:span></text:p>
            <text:list>
              <text:list-item>
                <text:p text:style-name="P21">Created a MVC application in C# which is used to keep track of information on churches <text:s/></text:p>
              </text:list-item>
            </text:list>
          </text:list-item>
        </text:list>
        <text:p text:style-name="P7"/>
        <text:p text:style-name="P4">Professional Experience:</text:p>
        <text:p text:style-name="P10">Personal Sabatical 2016-2021</text:p>
        <text:list xml:id="list7180800507744834033" text:style-name="WWNum1">
          <text:list-item>
            <text:p text:style-name="P18">Opportunity to learn new skills, search new career options, and to focus on my own well-being</text:p>
          </text:list-item>
          <text:list-item>
            <text:p text:style-name="P18">Explored and started learning to code in today's languages through various online resources and coding courses</text:p>
          </text:list-item>
          <text:list-item>
            <text:p text:style-name="P22"><text:span text:style-name="Default_20_Paragraph_20_Font"><text:span text:style-name="T7">Found an immense enjoyment in coding and enrolled in further education</text:span></text:span></text:p>
          </text:list-item>
        </text:list>
        <text:p text:style-name="P9">Cashier, Walmart, Sherwood, AR <text:s/>2015 – 2016</text:p>
        <text:list xml:id="list33226012" text:continue-numbering="true" text:style-name="WWNum1">
          <text:list-item>
            <text:p text:style-name="P18">Informed and assisted customers regarding various products and purchases</text:p>
          </text:list-item>
          <text:list-item>
            <text:p text:style-name="P18">Motivated and directed other associates with handling cash register functions and organizing aisles</text:p>
          </text:list-item>
        </text:list>
        <text:p text:style-name="P10">Administrative Assistant, North Little Rock, AR 2006-2016</text:p>
        <text:list xml:id="list33241267" text:continue-numbering="true" text:style-name="WWNum1">
          <text:list-item>
            <text:p text:style-name="P18">Maintained all data for the State of Arkansas in the EPA RCRA Info Database</text:p>
          </text:list-item>
          <text:list-item>
            <text:p text:style-name="P18">Communicated regularly with facilities generating hazardous waste</text:p>
          </text:list-item>
          <text:list-item>
            <text:p text:style-name="P18">Maintained Hazardous Waste Annual Reports in the web based Easitrak System and Microsoft Access</text:p>
          </text:list-item>
        </text:list>
        <text:p text:style-name="P9">Cashier, Walmart, Sherwood, AR <text:s/>2015 – 2016</text:p>
        <text:list xml:id="list33223062" text:continue-numbering="true" text:style-name="WWNum1">
          <text:list-item>
            <text:p text:style-name="P18">Informed and assisted customers regarding various products and purchases</text:p>
          </text:list-item>
          <text:list-item>
            <text:p text:style-name="P19">Motivated and directed other associates with handling cash register functions and organizing aisles</text:p>
          </text:list-item>
        </text:list>
        <text:p text:style-name="P9">Food Server, Cracker Barrel Benton, AR <text:s/>2008 – 2010</text:p>
        <text:list xml:id="list33237931" text:continue-numbering="true" text:style-name="WWNum1">
          <text:list-item>
            <text:p text:style-name="P18">Provided great service and assist guests with food choices</text:p>
          </text:list-item>
          <text:list-item>
            <text:p text:style-name="P18">Helped fellow co-workers with maintaining the appeal of the restaurant</text:p>
          </text:list-item>
        </text:list>
        <text:p text:style-name="No_20_Spacing"><text:span text:style-name="Default_20_Paragraph_20_Font"><text:span text:style-name="T6"><text:s/></text:span></text:span><text:span text:style-name="Default_20_Paragraph_20_Font"><text:span text:style-name="T3">Sales Cashier, Walmart, Little Rock, AR <text:s/>2004 – 2007</text:span></text:span></text:p>
        <text:list xml:id="list33232931" text:continue-numbering="true" text:style-name="WWNum1">
          <text:list-item>
            <text:p text:style-name="P18">Informed and assisted customers regarding various products and purchases</text:p>
          </text:list-item>
          <text:list-item>
            <text:p text:style-name="P18">Consulted with upper management on continuous improvement of department layout</text:p>
          </text:list-item>
          <text:list-item>
            <text:p text:style-name="P18">Motivated and directed other associates with handling cash register functions and organizing aisles</text:p>
          </text:list-item>
        </text:list>
        <text:p text:style-name="P7"><text:soft-page-break/></text:p>
        <text:p text:style-name="P9">Customer Service Specialist, Nuvell Financial Services, Little Rock, AR 2005-2006</text:p>
        <text:list xml:id="list33253318" text:continue-numbering="true" text:style-name="WWNum1">
          <text:list-item>
            <text:p text:style-name="P18">Handled customer complaints and inquiries regarding assessed motor vehicle tax on leased vehicles</text:p>
          </text:list-item>
          <text:list-item>
            <text:p text:style-name="P18">Oversaw and completed transactions with various taxing jurisdictions in regard to obtaining refunds on</text:p>
          </text:list-item>
        </text:list>
        <text:p text:style-name="P9">Substitute Teacher, Little Rock School District, Little Rock, AR 2002-2004</text:p>
        <text:list xml:id="list33245746" text:continue-numbering="true" text:style-name="WWNum1">
          <text:list-item>
            <text:p text:style-name="P18">Followed lesson plans provided by the classroom teacher</text:p>
          </text:list-item>
          <text:list-item>
            <text:p text:style-name="P18">Maintained a classroom suitable for learning <text:s/></text:p>
          </text:list-item>
        </text:list>
        <text:p text:style-name="P9">Substitute Teacher, Lafayette School District, Lafayette, IN 2001-2002</text:p>
        <text:list xml:id="list33242530" text:continue-numbering="true" text:style-name="WWNum1">
          <text:list-item>
            <text:p text:style-name="P18">Followed lesson plans provided by the classroom teacher</text:p>
          </text:list-item>
          <text:list-item>
            <text:p text:style-name="P18">Maintained a classroom suitable for learning</text:p>
          </text:list-item>
        </text:list>
        <text:p text:style-name="P7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decorative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fo:text-align="justify" style:justify-single-word="false" fo:orphans="2" fo:widows="2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No_20_Spacing" style:display-name="No Spacing" style:family="paragraph" style:parent-style-name="Standard">
      <style:paragraph-properties fo:margin-top="0in" fo:margin-bottom="0in"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Morgan Walker</meta:initial-creator>
    <dc:creator>Eric Bella</dc:creator>
    <meta:creation-date>2021-06-02T19:51:00Z</meta:creation-date>
    <dc:date>2021-06-07T13:01:09.57</dc:date>
    <meta:editing-cycles>4</meta:editing-cycles>
    <meta:editing-duration>PT4M16S</meta:editing-duration>
    <meta:document-statistic meta:table-count="0" meta:image-count="0" meta:object-count="0" meta:page-count="2" meta:paragraph-count="57" meta:word-count="523" meta:character-count="39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Downloads/Eric%20L%20Bella%20(2).odt/Normal.dotm"/>
  </office:meta>
</office:document-meta>
</file>